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 fo:text-align="justify" fo:margin-left="0.25in">
        <style:tab-stops/>
      </style:paragraph-properties>
    </style:style>
    <style:style style:name="T2" style:parent-style-name="Fuentedepárrafopredeter." style:family="text">
      <style:text-properties style:font-name="Arial"/>
    </style:style>
    <style:style style:name="T3" style:parent-style-name="Fuentedepárrafopredeter." style:family="text">
      <style:text-properties style:font-name="Arial" fo:background-color="#FFFF00"/>
    </style:style>
    <style:style style:name="T4" style:parent-style-name="Fuentedepárrafopredeter." style:family="text">
      <style:text-properties style:font-name="Arial"/>
    </style:style>
    <style:style style:name="T5" style:parent-style-name="Fuentedepárrafopredeter." style:family="text">
      <style:text-properties style:font-name="Arial" fo:background-color="#FFFF00"/>
    </style:style>
    <style:style style:name="T6" style:parent-style-name="Fuentedepárrafopredeter." style:family="text">
      <style:text-properties style:font-name="Arial"/>
    </style:style>
    <style:style style:name="T7" style:parent-style-name="Fuentedepárrafopredeter." style:family="text">
      <style:text-properties style:font-name="Arial" fo:background-color="#FFFF00"/>
    </style:style>
    <style:style style:name="T8" style:parent-style-name="Fuentedepárrafopredeter." style:family="text">
      <style:text-properties style:font-name="Arial"/>
    </style:style>
    <style:style style:name="T9" style:parent-style-name="Fuentedepárrafopredeter." style:family="text">
      <style:text-properties style:font-name="Arial" fo:background-color="#FFFF00"/>
    </style:style>
    <style:style style:name="T10" style:parent-style-name="Fuentedepárrafopredeter." style:family="text">
      <style:text-properties style:font-name="Arial"/>
    </style:style>
    <style:style style:name="T11" style:parent-style-name="Fuentedepárrafopredeter." style:family="text">
      <style:text-properties style:font-name="Arial"/>
    </style:style>
    <style:style style:name="T12" style:parent-style-name="Fuentedepárrafopredeter." style:family="text">
      <style:text-properties style:font-name="Arial" fo:background-color="#FFFF00"/>
    </style:style>
    <style:style style:name="T13" style:parent-style-name="Fuentedepárrafopredeter." style:family="text">
      <style:text-properties style:font-name="Arial"/>
    </style:style>
    <style:style style:name="T14" style:parent-style-name="Fuentedepárrafopredeter." style:family="text">
      <style:text-properties style:font-name="Arial" fo:background-color="#FFFF00"/>
    </style:style>
    <style:style style:name="T15" style:parent-style-name="Fuentedepárrafopredeter." style:family="text">
      <style:text-properties style:font-name="Arial"/>
    </style:style>
    <style:style style:name="P1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1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1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19" style:parent-style-name="Standard" style:family="paragraph">
      <style:paragraph-properties style:text-autospace="none" fo:text-align="justify" fo:margin-left="0.25in">
        <style:tab-stops/>
      </style:paragraph-properties>
    </style:style>
    <style:style style:name="T20" style:parent-style-name="Fuentedepárrafopredeter." style:family="text">
      <style:text-properties style:font-name="Arial"/>
    </style:style>
    <style:style style:name="T21" style:parent-style-name="Fuentedepárrafopredeter." style:family="text">
      <style:text-properties style:font-name="Arial"/>
    </style:style>
    <style:style style:name="T22" style:parent-style-name="Fuentedepárrafopredeter." style:family="text">
      <style:text-properties style:font-name="Arial" fo:background-color="#FFFF00"/>
    </style:style>
    <style:style style:name="T23" style:parent-style-name="Fuentedepárrafopredeter." style:family="text">
      <style:text-properties style:font-name="Arial"/>
    </style:style>
    <style:style style:name="T24" style:parent-style-name="Fuentedepárrafopredeter." style:family="text">
      <style:text-properties style:font-name="Arial" fo:background-color="#FFFF00"/>
    </style:style>
    <style:style style:name="T25" style:parent-style-name="Fuentedepárrafopredeter." style:family="text">
      <style:text-properties style:font-name="Arial"/>
    </style:style>
    <style:style style:name="T26" style:parent-style-name="Fuentedepárrafopredeter." style:family="text">
      <style:text-properties style:font-name="Arial" fo:background-color="#92D050"/>
    </style:style>
    <style:style style:name="T27" style:parent-style-name="Fuentedepárrafopredeter." style:family="text">
      <style:text-properties style:font-name="Arial"/>
    </style:style>
    <style:style style:name="T28" style:parent-style-name="Fuentedepárrafopredeter." style:family="text">
      <style:text-properties style:font-name="Arial" fo:background-color="#FFFF00"/>
    </style:style>
    <style:style style:name="T29" style:parent-style-name="Fuentedepárrafopredeter." style:family="text">
      <style:text-properties style:font-name="Arial"/>
    </style:style>
    <style:style style:name="P3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3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4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5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5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5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5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/>
    </style:style>
    <style:style style:name="P54" style:parent-style-name="Standard" style:family="paragraph">
      <style:text-properties style:font-name="Arial"/>
    </style:style>
    <style:style style:name="T55" style:parent-style-name="Fuentedepárrafopredeter." style:family="text">
      <style:text-properties style:font-name="Arial"/>
    </style:style>
  </office:automatic-styles>
  <office:body>
    <office:text text:use-soft-page-breaks="true">
      <text:p text:style-name="P1"><text:span text:style-name="T2">Una cadena de pizzerias posee una central de llamadas que distribuye todos los<text:s/></text:span><text:span text:style-name="T3">pedidos</text:span><text:span text:style-name="T4"><text:s/>que realizan los<text:s/></text:span><text:span text:style-name="T5">clientes</text:span><text:span text:style-name="T6"><text:s/>a las diferentes<text:s/></text:span><text:span text:style-name="T7">sucursales</text:span><text:span text:style-name="T8">. Cada sucursal se encarga de los<text:s/></text:span><text:span text:style-name="T9">pedidos</text:span><text:span text:style-name="T10"><text:s/></text:span><text:span text:style-name="T11">que se realizan desde una<text:s/></text:span><text:span text:style-name="T12">zona</text:span><text:span text:style-name="T13">, que abarcará uno o varios<text:s/></text:span><text:span text:style-name="T14">códigos postales</text:span><text:span text:style-name="T15"><text:s/>de la ciudad.</text:span></text:p>
      <text:p text:style-name="P16"/>
      <text:p text:style-name="P17">El proceso que se produce es el siguiente: un cliente realiza una llamada a la central de pedidos, se le solicita su número de teléfono y se le localiza en la base de<text:s/>datos si es que ha llamado con anterioridad, en caso contrario se introducen sus datos (Nombre, Apellidos, Dirección, Código Postal y Teléfono de Contacto)</text:p>
      <text:p text:style-name="P18"/>
      <text:p text:style-name="P19"><text:span text:style-name="T20">Seguidamente se localiza la zona, se le solicita cual es el pedido que va a realizar, se controla<text:s/></text:span><text:span text:style-name="T21">si existe alguna<text:s/></text:span><text:span text:style-name="T22">oferta</text:span><text:span text:style-name="T23"><text:s/>para esos<text:s/></text:span><text:span text:style-name="T24">artículos</text:span><text:span text:style-name="T25"><text:s/>y se le envía el pedido. Se considerará que un cliente realiza un pedido por cada llamada, que una<text:s/></text:span><text:span text:style-name="T26">calle pertenece únicamente a un código postal y este último a una zona</text:span><text:span text:style-name="T27">. Cada zona posee varios<text:s/></text:span><text:span text:style-name="T28">repartidores</text:span><text:span text:style-name="T29">.</text:span></text:p>
      <text:p text:style-name="P30"/>
      <text:p text:style-name="P31">Por<text:s/>otro lado un artículo puede estar o no en oferta, además un mismo artículo puede tener varias ofertas en un mismo periodo. Las ofertas pueden incluir varios artículos y tienen un periodo de validez. El periodo de validez puede tener una fecha inicial y otra final o bien la oferta puede ser aplicable determinados días de la semana.</text:p>
      <text:p text:style-name="P32"/>
      <text:p text:style-name="P33">En el caso de las pizzas, se venden con distintos tamaños (mediana, grande y familiar) y varios tipos de masa. Además, se desea almacenar los ingredientes que componen cada una<text:s/>de ellas.</text:p>
      <text:p text:style-name="P34"/>
      <text:p text:style-name="P35">El cliente también puede incluir en el pedido una pizza a su gusto, cuyo precio dependerá del número de ingredientes y del coste de los mismos, que puede ser bajo, medio o alto. La aplicación calculará el coste de las pizzas “personalizadas”.</text:p>
      <text:p text:style-name="P36"/>
      <text:p text:style-name="P37">Un pedido puede estar compuesto de varios artículos y ofertas. Se desea guardar información histórica de los pedidos realizados por cada cliente, así como del trabajo de los repartidores.</text:p>
      <text:p text:style-name="P38"/>
      <text:p text:style-name="P39">Los pedidos también pueden hacerse a través de una página web, previo registro por parte del cliente (se almacenará un nombre de usuario y una contraseña además de los datos de los clientes por teléfono). La base de datos almacenará temporalmente la información del carrito de la compra de cada cliente, que finalmente podrá<text:s/>transformarse en un pedido o cancelarse. Algunas ofertas solo estarán disponibles para los pedidos realizados a través de la web.</text:p>
      <text:p text:style-name="P40"/>
      <text:p text:style-name="P41">El sistema también debe permitir obtener información sobre las ventas de cada sucursal.</text:p>
      <text:p text:style-name="P42"/>
      <text:p text:style-name="P43">Algunas de las informaciones que se<text:s/>necesita almacenar son las siguientes:</text:p>
      <text:p text:style-name="P44"/>
      <text:p text:style-name="P45">De los productos: Código, Descripción y Precio.</text:p>
      <text:p text:style-name="P46"/>
      <text:p text:style-name="P47">De las ofertas: Código de la oferta, artículos relacionados y periodo de validez.</text:p>
      <text:p text:style-name="P48"/>
      <text:p text:style-name="P49">De los pedidos: Código de pedido, fecha y hora y artículos solicitados junto a la<text:s/>cantidad de los mismos.</text:p>
      <text:p text:style-name="P50"/>
      <text:p text:style-name="P51">De las sucursales: Código, nombre y código postal, localidad y provincia.</text:p>
      <text:p text:style-name="P52"/>
      <text:p text:style-name="P53">De los repartidores: Nombre, apellidos y sucursal con la que trabaja.</text:p>
      <text:p text:style-name="P54"/>
      <text:p text:style-name="Standard"><text:span text:style-name="T55">Realiza el diseño de la base de datos necesaria y pásala a 3ª forma norma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Una cadena de restaurantes de venta a domicilio posee una central de llamadas que distribuye todos los pedidos que realizan lo</dc:title>
    <meta:initial-creator>Asunción López</meta:initial-creator>
    <dc:creator>Paloma Garcia</dc:creator>
    <meta:creation-date>2006-10-16T10:23:00Z</meta:creation-date>
    <dc:date>2018-10-23T10:47:00Z</dc:date>
    <meta:template xlink:href="Normal" xlink:type="simple"/>
    <meta:editing-cycles>6</meta:editing-cycles>
    <meta:editing-duration>PT187612560S</meta:editing-duration>
    <meta:document-statistic meta:page-count="1" meta:paragraph-count="5" meta:word-count="459" meta:character-count="2983" meta:row-count="21" meta:non-whitespace-character-count="2529"/>
  </office:meta>
</office:document-meta>
</file>